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93mm"/>
    </style:style>
    <style:style style:name="co2" style:family="table-column">
      <style:table-column-properties fo:break-before="auto" style:column-width="159.93mm"/>
    </style:style>
    <style:style style:name="co3" style:family="table-column">
      <style:table-column-properties fo:break-before="auto" style:column-width="25.75mm"/>
    </style:style>
    <style:style style:name="co4" style:family="table-column">
      <style:table-column-properties fo:break-before="auto" style:column-width="30.2mm"/>
    </style:style>
    <style:style style:name="co5" style:family="table-column">
      <style:table-column-properties fo:break-before="auto" style:column-width="89.3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16" style:family="table-cell" style:parent-style-name="Default">
      <style:text-properties fo:color="#0000dc" fo:font-style="italic" style:font-style-asian="italic" style:font-style-complex="italic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9" style:family="table-cell" style:parent-style-name="Default">
      <style:text-properties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0000ff"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ext-properties fo:color="#0000dc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ext-properties fo:color="#0072e4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ext-properties fo:color="#2e3436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4">
      <style:text-properties fo:font-style="italic" style:font-style-asian="italic" style:font-style-complex="italic"/>
    </style:style>
    <style:style style:name="ce13" style:family="table-cell" style:parent-style-name="Default" style:data-style-name="N4"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4"/>
    <style:style style:name="ce31" style:family="table-cell" style:parent-style-name="Default" style:data-style-name="N4">
      <style:text-properties fo:color="#0000ff"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4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3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00dc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color="#0072e4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italic" style:font-weight-asian="bold" style:font-name-complex="Lohit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4">
      <style:table-cell-properties fo:background-color="#fff200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5" style:family="table-cell" style:parent-style-name="Default" style:data-style-name="N11"/>
    <style:style style:name="ce42" style:family="table-cell" style:parent-style-name="Default" style:data-style-name="N113"/>
    <style:style style:name="T1" style:family="text">
      <style:text-properties fo:color="#2e3436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ru" fo:country="RU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n</text:p>
          </table:table-cell>
          <table:table-cell table:style-name="ce1" office:value-type="string" calcext:value-type="string" table:number-columns-spanned="1" table:number-rows-spanned="2">
            <text:p>Показатель</text:p>
          </table:table-cell>
          <table:table-cell table:style-name="ce1" office:value-type="string" calcext:value-type="string" table:number-columns-spanned="3" table:number-rows-spanned="1">
            <text:p>Данный по видам изделий</text:p>
          </table:table-cell>
          <table:covered-table-cell table:number-columns-repeated="2"/>
          <table:table-cell table:number-columns-repeated="1019"/>
        </table:table-row>
        <table:table-row table:style-name="ro1">
          <table:covered-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ъем производства шт/год[Q]</text:p>
          </table:table-cell>
          <table:table-cell office:value-type="float" office:value="318" calcext:value-type="float">
            <text:p>318</text:p>
          </table:table-cell>
          <table:table-cell office:value-type="float" office:value="1849" calcext:value-type="float">
            <text:p>1849</text:p>
          </table:table-cell>
          <table:table-cell office:value-type="float" office:value="1119" calcext:value-type="float">
            <text:p>1119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тоимость сырья и материалов р/шт</text:p>
          </table:table-cell>
          <table:table-cell office:value-type="float" office:value="139" calcext:value-type="float">
            <text:p>139</text:p>
          </table:table-cell>
          <table:table-cell office:value-type="float" office:value="466" calcext:value-type="float">
            <text:p>466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Норматив транспортно-заготовительных расходов</text:p>
          </table:table-cell>
          <table:table-cell table:style-name="ce5" office:value-type="percentage" office:value="0.1" calcext:value-type="percentage">
            <text:p>10,00%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Стоимость сырья и материалов с ТЗР р/шт[Ссм]</text:p>
          </table:table-cell>
          <table:table-cell table:style-name="ce12" table:formula="of:=[.C4] + [.C4]*[.$H$4]" office:value-type="float" office:value="152.9" calcext:value-type="float">
            <text:p>152,90</text:p>
          </table:table-cell>
          <table:table-cell table:style-name="ce12" table:formula="of:=[.D4] + [.D4]*[.$H$4]" office:value-type="float" office:value="512.6" calcext:value-type="float">
            <text:p>512,60</text:p>
          </table:table-cell>
          <table:table-cell table:style-name="ce12" table:formula="of:=[.E4] + [.E4]*[.$H$4]" office:value-type="float" office:value="524.7" calcext:value-type="float">
            <text:p>524,7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Годовая стоимость сырья и материалов с ТЗР р/год</text:p>
          </table:table-cell>
          <table:table-cell table:style-name="ce13" table:formula="of:=[.C5]*[.C3]" office:value-type="float" office:value="48622.2" calcext:value-type="float">
            <text:p>48 622,20</text:p>
          </table:table-cell>
          <table:table-cell table:style-name="ce13" table:formula="of:=[.D5]*[.D3]" office:value-type="float" office:value="947797.4" calcext:value-type="float">
            <text:p>947 797,40</text:p>
          </table:table-cell>
          <table:table-cell table:style-name="ce13" table:formula="of:=[.E5]*[.E3]" office:value-type="float" office:value="587139.3" calcext:value-type="float">
            <text:p>587 139,3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Стоимость покупных комплектующих изделий и поуфабрикатов р/шт</text:p>
          </table:table-cell>
          <table:table-cell table:style-name="ce14" office:value-type="float" office:value="4440" calcext:value-type="float">
            <text:p>4 440,00</text:p>
          </table:table-cell>
          <table:table-cell table:style-name="ce14" office:value-type="float" office:value="4826" calcext:value-type="float">
            <text:p>4 826,00</text:p>
          </table:table-cell>
          <table:table-cell table:style-name="ce14" office:value-type="float" office:value="2843" calcext:value-type="float">
            <text:p>2 843,00</text:p>
          </table:table-cell>
          <table:table-cell/>
          <table:table-cell office:value-type="string" calcext:value-type="string">
            <text:p>Соц.нужды</text:p>
          </table:table-cell>
          <table:table-cell table:style-name="ce5" office:value-type="percentage" office:value="0.3" calcext:value-type="percentage">
            <text:p>30,00%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Стоимость покупных комплектующих и поуфабрикатов с ТЗР р/шт</text:p>
          </table:table-cell>
          <table:table-cell table:style-name="ce12" table:formula="of:=[.C7] + [.C7]*[.$H$4]" office:value-type="float" office:value="4884" calcext:value-type="float">
            <text:p>4 884,00</text:p>
          </table:table-cell>
          <table:table-cell table:style-name="ce12" table:formula="of:=[.D7] + [.D7]*[.$H$4]" office:value-type="float" office:value="5308.6" calcext:value-type="float">
            <text:p>5 308,60</text:p>
          </table:table-cell>
          <table:table-cell table:style-name="ce12" table:formula="of:=[.E7] + [.E7]*[.$H$4]" office:value-type="float" office:value="3127.3" calcext:value-type="float">
            <text:p>3 127,3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Годовая стоимость покупных комплектующих и поуфабрикатов с ТЗР р/год</text:p>
          </table:table-cell>
          <table:table-cell table:style-name="ce13" table:formula="of:=[.C8]*[.C3]" office:value-type="float" office:value="1553112" calcext:value-type="float">
            <text:p>1 553 112,00</text:p>
          </table:table-cell>
          <table:table-cell table:style-name="ce13" table:formula="of:=[.D8]*[.D3]" office:value-type="float" office:value="9815601.4" calcext:value-type="float">
            <text:p>9 815 601,40</text:p>
          </table:table-cell>
          <table:table-cell table:style-name="ce13" table:formula="of:=[.E8]*[.E3]" office:value-type="float" office:value="3499448.7" calcext:value-type="float">
            <text:p>3 499 448,70</text:p>
          </table:table-cell>
          <table:table-cell table:number-columns-repeated="2"/>
          <table:table-cell table:style-name="ce5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рудоемкость изделия нормо-ч</text:p>
          </table:table-cell>
          <table:table-cell table:style-name="ce14" office:value-type="float" office:value="55" calcext:value-type="float">
            <text:p>55,00</text:p>
          </table:table-cell>
          <table:table-cell table:style-name="ce14" office:value-type="float" office:value="19" calcext:value-type="float">
            <text:p>19,00</text:p>
          </table:table-cell>
          <table:table-cell table:style-name="ce14" office:value-type="float" office:value="83" calcext:value-type="float">
            <text:p>83,00</text:p>
          </table:table-cell>
          <table:table-cell/>
          <table:table-cell office:value-type="string" calcext:value-type="string">
            <text:p>Нормативная прибыль от полной стоимости[R]</text:p>
          </table:table-cell>
          <table:table-cell table:style-name="ce5" office:value-type="percentage" office:value="0.2" calcext:value-type="percentage">
            <text:p>20,00%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Средняя тарифная ставка р/нормо-ч</text:p>
          </table:table-cell>
          <table:table-cell table:style-name="ce14" office:value-type="float" office:value="72" calcext:value-type="float">
            <text:p>72,00</text:p>
          </table:table-cell>
          <table:table-cell table:style-name="ce14" office:value-type="float" office:value="81" calcext:value-type="float">
            <text:p>81,00</text:p>
          </table:table-cell>
          <table:table-cell table:style-name="ce14" office:value-type="float" office:value="91" calcext:value-type="float">
            <text:p>91,0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Процент дополнительной зп произв. Рабочих %</text:p>
          </table:table-cell>
          <table:table-cell table:number-columns-repeated="3" table:style-name="ce14" office:value-type="float" office:value="12" calcext:value-type="float">
            <text:p>12,00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Зряплата на чеовекочас р/норм-ч</text:p>
          </table:table-cell>
          <table:table-cell table:style-name="ce12" table:formula="of:=[.C11]*(1+[.C12]/100)" office:value-type="float" office:value="80.64" calcext:value-type="float">
            <text:p>80,64</text:p>
          </table:table-cell>
          <table:table-cell table:style-name="ce12" table:formula="of:=[.D11]*(1+[.D12]/100)" office:value-type="float" office:value="90.72" calcext:value-type="float">
            <text:p>90,72</text:p>
          </table:table-cell>
          <table:table-cell table:style-name="ce12" table:formula="of:=[.E11]*(1+[.E12]/100)" office:value-type="float" office:value="101.92" calcext:value-type="float">
            <text:p>101,92</text:p>
          </table:table-cell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3"/>
          <table:table-cell/>
          <table:table-cell table:style-name="ce8"/>
          <table:table-cell table:style-name="ce12" table:number-columns-repeated="2"/>
        </table:table-row>
        <table:table-row table:style-name="ro1">
          <table:table-cell/>
          <table:table-cell table:style-name="ce6" office:value-type="string" calcext:value-type="string">
            <text:p>Ставка ЗП на ед. изделия р/шт</text:p>
          </table:table-cell>
          <table:table-cell table:style-name="ce12" table:formula="of:=[.C13]*[.C10]" office:value-type="float" office:value="4435.2" calcext:value-type="float">
            <text:p>4 435,20</text:p>
          </table:table-cell>
          <table:table-cell table:style-name="ce12" table:formula="of:=[.D13]*[.D10]" office:value-type="float" office:value="1723.68" calcext:value-type="float">
            <text:p>1 723,68</text:p>
          </table:table-cell>
          <table:table-cell table:style-name="ce12" table:formula="of:=[.E13]*[.E10]" office:value-type="float" office:value="8459.36" calcext:value-type="float">
            <text:p>8 459,36</text:p>
          </table:table-cell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2"/>
        </table:table-row>
        <table:table-row table:style-name="ro1">
          <table:table-cell/>
          <table:table-cell table:style-name="ce7" office:value-type="string" calcext:value-type="string">
            <text:p>Годовая ЗП р/год</text:p>
          </table:table-cell>
          <table:table-cell table:style-name="ce13" table:formula="of:=[.C14]*[.C3]" office:value-type="float" office:value="1410393.6" calcext:value-type="float">
            <text:p>1 410 393,60</text:p>
          </table:table-cell>
          <table:table-cell table:style-name="ce13" table:formula="of:=[.D14]*[.D3]" office:value-type="float" office:value="3187084.32" calcext:value-type="float">
            <text:p>3 187 084,32</text:p>
          </table:table-cell>
          <table:table-cell table:style-name="ce13" table:formula="of:=[.E14]*[.E3]" office:value-type="float" office:value="9466023.84" calcext:value-type="float">
            <text:p>9 466 023,84</text:p>
          </table:table-cell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2"/>
        </table:table-row>
        <table:table-row table:style-name="ro1">
          <table:table-cell/>
          <table:table-cell table:style-name="ce7" office:value-type="string" calcext:value-type="string">
            <text:p>Соц.нужды за год р/год</text:p>
          </table:table-cell>
          <table:table-cell table:style-name="ce13" table:formula="of:=[.C15]*[.$H$7]" office:value-type="float" office:value="423118.08" calcext:value-type="float">
            <text:p>423 118,08</text:p>
          </table:table-cell>
          <table:table-cell table:style-name="ce13" table:formula="of:=[.D15]*[.$H$7]" office:value-type="float" office:value="956125.296" calcext:value-type="float">
            <text:p>956 125,30</text:p>
          </table:table-cell>
          <table:table-cell table:style-name="ce13" table:formula="of:=[.E15]*[.$H$7]" office:value-type="float" office:value="2839807.152" calcext:value-type="float">
            <text:p>2 839 807,15</text:p>
          </table:table-cell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3"/>
          <table:table-cell/>
          <table:table-cell table:style-name="ce6"/>
          <table:table-cell table:style-name="ce12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атраты машинного времени на изделие маш.ч/шт</text:p>
          </table:table-cell>
          <table:table-cell table:style-name="ce14" office:value-type="float" office:value="241" calcext:value-type="float">
            <text:p>241,00</text:p>
          </table:table-cell>
          <table:table-cell table:style-name="ce14" office:value-type="float" office:value="122" calcext:value-type="float">
            <text:p>122,00</text:p>
          </table:table-cell>
          <table:table-cell table:style-name="ce14" office:value-type="float" office:value="176" calcext:value-type="float">
            <text:p>176,00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Средняя стоимость машинного часа р/маш.ч</text:p>
          </table:table-cell>
          <table:table-cell table:style-name="ce14" office:value-type="float" office:value="129" calcext:value-type="float">
            <text:p>129,00</text:p>
          </table:table-cell>
          <table:table-cell table:style-name="ce14" office:value-type="float" office:value="192" calcext:value-type="float">
            <text:p>192,00</text:p>
          </table:table-cell>
          <table:table-cell table:style-name="ce14" office:value-type="float" office:value="78" calcext:value-type="float">
            <text:p>78,0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Расходы по содержанию и эксплуатации оборудования (РСЭО) р/шт</text:p>
          </table:table-cell>
          <table:table-cell table:style-name="ce12" table:formula="of:=[.C18]*[.C17]" office:value-type="float" office:value="31089" calcext:value-type="float">
            <text:p>31 089,00</text:p>
          </table:table-cell>
          <table:table-cell table:style-name="ce12" table:formula="of:=[.D18]*[.D17]" office:value-type="float" office:value="23424" calcext:value-type="float">
            <text:p>23 424,00</text:p>
          </table:table-cell>
          <table:table-cell table:style-name="ce12" table:formula="of:=[.E18]*[.E17]" office:value-type="float" office:value="13728" calcext:value-type="float">
            <text:p>13 728,00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 calcext:value-type="string">
            <text:p>Годовые РСЭО р/год</text:p>
          </table:table-cell>
          <table:table-cell table:style-name="ce13" table:formula="of:=[.C19]*[.C3]" office:value-type="float" office:value="9886302" calcext:value-type="float">
            <text:p>9 886 302,00</text:p>
          </table:table-cell>
          <table:table-cell table:style-name="ce13" table:formula="of:=[.D19]*[.D3]" office:value-type="float" office:value="43310976" calcext:value-type="float">
            <text:p>43 310 976,00</text:p>
          </table:table-cell>
          <table:table-cell table:style-name="ce13" table:formula="of:=[.E19]*[.E3]" office:value-type="float" office:value="15361632" calcext:value-type="float">
            <text:p>15 361 632,00</text:p>
          </table:table-cell>
          <table:table-cell table:number-columns-repeated="1019"/>
        </table:table-row>
        <table:table-row table:style-name="ro1">
          <table:table-cell/>
          <table:table-cell table:style-name="ce24" office:value-type="string" calcext:value-type="string">
            <text:p>Технологическая себестоимость р/год</text:p>
          </table:table-cell>
          <table:table-cell table:style-name="ce31" table:formula="of:=[.C6]+[.C9]+[.C15]+[.C16]+[.C20]" office:value-type="float" office:value="13321547.88" calcext:value-type="float">
            <text:p>13 321 547,88</text:p>
          </table:table-cell>
          <table:table-cell table:style-name="ce31" table:formula="of:=[.D6]+[.D9]+[.D15]+[.D16]+[.D20]" office:value-type="float" office:value="58217584.416" calcext:value-type="float">
            <text:p>58 217 584,42</text:p>
          </table:table-cell>
          <table:table-cell table:style-name="ce31" table:formula="of:=[.E6]+[.E9]+[.E15]+[.E16]+[.E20]" office:value-type="float" office:value="31754050.992" calcext:value-type="float">
            <text:p>31 754 050,99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Технологическая себестоимость общая р/год</text:p>
          </table:table-cell>
          <table:table-cell table:style-name="ce32" table:formula="of:=SUM([.C21:.E21])" office:value-type="float" office:value="103293183.288" calcext:value-type="float" table:number-columns-spanned="3" table:number-rows-spanned="1">
            <text:p>103 293 183,29</text:p>
          </table:table-cell>
          <table:covered-table-cell table:number-columns-repeated="2" table:style-name="ce13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Процент ЗП основных рабочих</text:p>
          </table:table-cell>
          <table:table-cell table:style-name="ce33" table:formula="of:=[.C15]/SUM([.$C$15:.$E$15])" office:value-type="percentage" office:value="0.10028751189206" calcext:value-type="percentage">
            <text:p>10,03%</text:p>
          </table:table-cell>
          <table:table-cell table:style-name="ce33" table:formula="of:=[.D15]/SUM([.$C$15:.$E$15])" office:value-type="percentage" office:value="0.226620963568607" calcext:value-type="percentage">
            <text:p>22,66%</text:p>
          </table:table-cell>
          <table:table-cell table:style-name="ce33" table:formula="of:=[.E15]/SUM([.$C$15:.$E$15])" office:value-type="percentage" office:value="0.673091524539333" calcext:value-type="percentage">
            <text:p>67,31%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Процент по прямым затратам</text:p>
          </table:table-cell>
          <table:table-cell table:style-name="ce33" table:formula="of:=[.C21]/[.$C$22]" office:value-type="percentage" office:value="0.128968315777984" calcext:value-type="percentage">
            <text:p>12,90%</text:p>
          </table:table-cell>
          <table:table-cell table:style-name="ce33" table:formula="of:=[.D21]/[.$C$22]" office:value-type="percentage" office:value="0.563614970154215" calcext:value-type="percentage">
            <text:p>56,36%</text:p>
          </table:table-cell>
          <table:table-cell table:style-name="ce33" table:formula="of:=[.E21]/[.$C$22]" office:value-type="percentage" office:value="0.3074167140678" calcext:value-type="percentage">
            <text:p>30,74%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Годовая смета общепроизводственных расходов р.</text:p>
          </table:table-cell>
          <table:table-cell table:style-name="ce34" office:value-type="float" office:value="11940165" calcext:value-type="float" table:number-columns-spanned="3" table:number-rows-spanned="1">
            <text:p>11 940 165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Общепроизводственные расходы по изделиям (по % ЗП) р/год</text:p>
          </table:table-cell>
          <table:table-cell table:style-name="ce32" table:formula="of:=[.$C$25]*[.C23]" office:value-type="float" office:value="1197449.43943065" calcext:value-type="float">
            <text:p>1 197 449,44</text:p>
          </table:table-cell>
          <table:table-cell table:style-name="ce32" table:formula="of:=[.$C$25]*[.D23]" office:value-type="float" office:value="2705891.69746816" calcext:value-type="float">
            <text:p>2 705 891,70</text:p>
          </table:table-cell>
          <table:table-cell table:style-name="ce32" table:formula="of:=[.$C$25]*[.E23]" office:value-type="float" office:value="8036823.86310119" calcext:value-type="float">
            <text:p>8 036 823,86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Общепроизводственные расходы по изделиям (по % прямых затрат) р/год</text:p>
          </table:table-cell>
          <table:table-cell table:style-name="ce32" table:formula="of:=[.C24]*[.$C$25]" office:value-type="float" office:value="1539902.97016124" calcext:value-type="float">
            <text:p>1 539 902,97</text:p>
          </table:table-cell>
          <table:table-cell table:style-name="ce32" table:formula="of:=[.D24]*[.$C$25]" office:value-type="float" office:value="6729655.74011141" calcext:value-type="float">
            <text:p>6 729 655,74</text:p>
          </table:table-cell>
          <table:table-cell table:style-name="ce32" table:formula="of:=[.E24]*[.$C$25]" office:value-type="float" office:value="3670606.28972736" calcext:value-type="float">
            <text:p>3 670 606,29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25" office:value-type="string" calcext:value-type="string">
            <text:p>Цеховая себестоимость (по % ЗП) р/год</text:p>
          </table:table-cell>
          <table:table-cell table:style-name="ce35" table:formula="of:=[.C21]+[.C26]" office:value-type="float" office:value="14518997.3194307" calcext:value-type="float">
            <text:p>14 518 997,32</text:p>
          </table:table-cell>
          <table:table-cell table:style-name="ce35" table:formula="of:=[.D21]+[.D26]" office:value-type="float" office:value="60923476.1134682" calcext:value-type="float">
            <text:p>60 923 476,11</text:p>
          </table:table-cell>
          <table:table-cell table:style-name="ce35" table:formula="of:=[.E21]+[.E26]" office:value-type="float" office:value="39790874.8551012" calcext:value-type="float">
            <text:p>39 790 874,86</text:p>
          </table:table-cell>
          <table:table-cell table:number-columns-repeated="1019"/>
        </table:table-row>
        <table:table-row table:style-name="ro1">
          <table:table-cell table:style-name="ce16"/>
          <table:table-cell table:style-name="ce26" office:value-type="string" calcext:value-type="string">
            <text:p>Цеховая себестоимость (по % прямых затрат) р/год</text:p>
          </table:table-cell>
          <table:table-cell table:style-name="ce36" table:formula="of:=[.C21]+[.C27]" office:value-type="float" office:value="14861450.8501612" calcext:value-type="float">
            <text:p>14 861 450,85</text:p>
          </table:table-cell>
          <table:table-cell table:style-name="ce36" table:formula="of:=[.D21]+[.D27]" office:value-type="float" office:value="64947240.1561114" calcext:value-type="float">
            <text:p>64 947 240,16</text:p>
          </table:table-cell>
          <table:table-cell table:style-name="ce36" table:formula="of:=[.E21]+[.E27]" office:value-type="float" office:value="35424657.2817274" calcext:value-type="float">
            <text:p>35 424 657,2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Годовая смета общехозяйственных расходов р.</text:p>
          </table:table-cell>
          <table:table-cell table:style-name="ce34" office:value-type="float" office:value="5437352" calcext:value-type="float" table:number-columns-spanned="3" table:number-rows-spanned="1">
            <text:p>5 437 352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Общехозяйственные расходы по изделиям (по % ЗП) р/год</text:p>
          </table:table-cell>
          <table:table-cell table:style-name="ce32" table:formula="of:=[.$C$30]*[.C23]" office:value-type="float" office:value="545298.503361314" calcext:value-type="float">
            <text:p>545 298,50</text:p>
          </table:table-cell>
          <table:table-cell table:style-name="ce32" table:formula="of:=[.$C$30]*[.D23]" office:value-type="float" office:value="1232217.94950169" calcext:value-type="float">
            <text:p>1 232 217,95</text:p>
          </table:table-cell>
          <table:table-cell table:style-name="ce32" table:formula="of:=[.$C$30]*[.E23]" office:value-type="float" office:value="3659835.54713699" calcext:value-type="float">
            <text:p>3 659 835,55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7" office:value-type="string" calcext:value-type="string">
            <text:p>Общехозяйственные расходы по изделиям (по % прямых затрат) р/год</text:p>
          </table:table-cell>
          <table:table-cell table:style-name="ce32" table:formula="of:=[.$C$30]*[.C24]" office:value-type="float" office:value="701246.129732055" calcext:value-type="float">
            <text:p>701 246,13</text:p>
          </table:table-cell>
          <table:table-cell table:style-name="ce32" table:formula="of:=[.$C$30]*[.D24]" office:value-type="float" office:value="3064572.98519796" calcext:value-type="float">
            <text:p>3 064 572,99</text:p>
          </table:table-cell>
          <table:table-cell table:style-name="ce32" table:formula="of:=[.$C$30]*[.E24]" office:value-type="float" office:value="1671532.88506998" calcext:value-type="float">
            <text:p>1 671 532,89</text:p>
          </table:table-cell>
          <table:table-cell table:number-columns-repeated="1019"/>
        </table:table-row>
        <table:table-row table:style-name="ro1">
          <table:table-cell table:style-name="ce17"/>
          <table:table-cell table:style-name="ce25" office:value-type="string" calcext:value-type="string">
            <text:p>Производственная себестоимость (по % ЗП) р/год,</text:p>
          </table:table-cell>
          <table:table-cell table:style-name="ce35" table:formula="of:=[.C28]+[.C31]" office:value-type="float" office:value="15064295.822792" calcext:value-type="float">
            <text:p>15 064 295,82</text:p>
          </table:table-cell>
          <table:table-cell table:style-name="ce35" table:formula="of:=[.D28]+[.D31]" office:value-type="float" office:value="62155694.0629699" calcext:value-type="float">
            <text:p>62 155 694,06</text:p>
          </table:table-cell>
          <table:table-cell table:style-name="ce35" table:formula="of:=[.E28]+[.E31]" office:value-type="float" office:value="43450710.4022382" calcext:value-type="float">
            <text:p>43 450 710,40</text:p>
          </table:table-cell>
          <table:table-cell table:number-columns-repeated="1019"/>
        </table:table-row>
        <table:table-row table:style-name="ro1">
          <table:table-cell table:style-name="ce17"/>
          <table:table-cell table:style-name="ce26" office:value-type="string" calcext:value-type="string">
            <text:p>Производственная себестоимость (по % прямых затрат) р/год</text:p>
          </table:table-cell>
          <table:table-cell table:style-name="ce36" table:formula="of:=[.C29]+[.C32]" office:value-type="float" office:value="15562696.9798933" calcext:value-type="float">
            <text:p>15 562 696,98</text:p>
          </table:table-cell>
          <table:table-cell table:style-name="ce36" table:formula="of:=[.D29]+[.D32]" office:value-type="float" office:value="68011813.1413094" calcext:value-type="float">
            <text:p>68 011 813,14</text:p>
          </table:table-cell>
          <table:table-cell table:style-name="ce36" table:formula="of:=[.E29]+[.E32]" office:value-type="float" office:value="37096190.1667973" calcext:value-type="float">
            <text:p>37 096 190,17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Годовая смета коммерческих расходов р.</text:p>
          </table:table-cell>
          <table:table-cell table:style-name="ce34" office:value-type="float" office:value="6140378" calcext:value-type="float" table:number-columns-spanned="3" table:number-rows-spanned="1">
            <text:p>6 140 378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 table:style-name="ce17"/>
          <table:table-cell table:style-name="ce7" office:value-type="string" calcext:value-type="string">
            <text:p>Коммерческие <text:s/>расходы по изделиям (по % ЗП) р.</text:p>
          </table:table-cell>
          <table:table-cell table:style-name="ce37" table:formula="of:=([.$C$35]/[.$C$42])*[.C33]" office:value-type="float" office:value="757656.743071909" calcext:value-type="float">
            <text:p>757 656,74</text:p>
          </table:table-cell>
          <table:table-cell table:style-name="ce37" table:formula="of:=([.$C$35]/[.$C$42])*[.D33]" office:value-type="float" office:value="3126112.31756837" calcext:value-type="float">
            <text:p>3 126 112,32</text:p>
          </table:table-cell>
          <table:table-cell table:style-name="ce37" table:formula="of:=([.$C$35]/[.$C$42])*[.E33]" office:value-type="float" office:value="2185347.6667467" calcext:value-type="float">
            <text:p>2 185 347,67</text:p>
          </table:table-cell>
          <table:table-cell table:formula="of:=([.$C$35]/[.$C$42])" office:value-type="float" office:value="0.0502948662177485" calcext:value-type="float">
            <text:p>0,050294866217749</text:p>
          </table:table-cell>
          <table:table-cell table:style-name="ce14" table:formula="of:=[.$F$37]*[.C33]" office:value-type="float" office:value="766552.862525123" calcext:value-type="float">
            <text:p>766 552,86</text:p>
          </table:table-cell>
          <table:table-cell table:style-name="ce14" table:formula="of:=[.$F$37]*[.D33]" office:value-type="float" office:value="3162817.94825872" calcext:value-type="float">
            <text:p>3 162 817,95</text:p>
          </table:table-cell>
          <table:table-cell table:style-name="ce14" table:formula="of:=[.$F$37]*[.E33]" office:value-type="float" office:value="2211007.19405633" calcext:value-type="float">
            <text:p>2 211 007,19</text:p>
          </table:table-cell>
          <table:table-cell table:style-name="ce14" table:formula="of:=[.I36]+[.H36]+[.G36]" office:value-type="float" office:value="6140378.00484018" calcext:value-type="float">
            <text:p>6 140 378,00</text:p>
          </table:table-cell>
          <table:table-cell table:number-columns-repeated="1014"/>
        </table:table-row>
        <table:table-row table:style-name="ro1">
          <table:table-cell table:style-name="ce17"/>
          <table:table-cell table:style-name="ce7" office:value-type="string" calcext:value-type="string">
            <text:p>Коммерческие расходы по изделиям (по % прямых затрат) р.</text:p>
          </table:table-cell>
          <table:table-cell table:style-name="ce37" table:formula="of:=([.$C$35]/[.$C$42])*[.C34]" office:value-type="float" office:value="782723.762591091" calcext:value-type="float">
            <text:p>782 723,76</text:p>
          </table:table-cell>
          <table:table-cell table:style-name="ce37" table:formula="of:=([.$C$35]/[.$C$42])*[.D34]" office:value-type="float" office:value="3420645.04316866" calcext:value-type="float">
            <text:p>3 420 645,04</text:p>
          </table:table-cell>
          <table:table-cell table:style-name="ce37" table:formula="of:=([.$C$35]/[.$C$42])*[.E34]" office:value-type="float" office:value="1865747.92162723" calcext:value-type="float">
            <text:p>1 865 747,92</text:p>
          </table:table-cell>
          <table:table-cell office:value-type="float" office:value="0.05088540955" calcext:value-type="float">
            <text:p>0,05088540955</text:p>
          </table:table-cell>
          <table:table-cell table:number-columns-repeated="3"/>
          <table:table-cell table:style-name="ce42" table:formula="of:=[.C35]-[.J36]" office:value-type="float" office:value="-0.00484018214046955" calcext:value-type="float">
            <text:p>-0,004840182</text:p>
          </table:table-cell>
          <table:table-cell table:number-columns-repeated="1014"/>
        </table:table-row>
        <table:table-row table:style-name="ro1">
          <table:table-cell/>
          <table:table-cell table:style-name="ce25" office:value-type="string" calcext:value-type="string">
            <text:p>Полная себестоимость (по % ЗП) р/год,</text:p>
          </table:table-cell>
          <table:table-cell table:style-name="ce37" table:formula="of:=([.$C$35]/[.$C$42])*[.C35]" office:value-type="float" office:value="308829.490036406" calcext:value-type="float">
            <text:p>308 829,49</text:p>
          </table:table-cell>
          <table:table-cell table:style-name="ce37" table:formula="of:=([.$C$35]/[.$C$42])*[.D35]" office:value-type="float" office:value="0" calcext:value-type="float">
            <text:p>0,00</text:p>
          </table:table-cell>
          <table:table-cell table:style-name="ce37" table:formula="of:=([.$C$35]/[.$C$42])*[.E35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/>
          <table:table-cell table:style-name="ce26" office:value-type="string" calcext:value-type="string">
            <text:p>Полная себестоимость (по % прямых затрат) р/год</text:p>
          </table:table-cell>
          <table:table-cell table:style-name="ce34"/>
          <table:table-cell table:style-name="ce14" table:number-columns-repeated="2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Годовой фонд основной заработной платы р.</text:p>
          </table:table-cell>
          <table:table-cell table:style-name="ce38" office:value-type="float" office:value="12625953" calcext:value-type="float" table:number-columns-spanned="3" table:number-rows-spanned="1">
            <text:p>12 625 953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Годовой фонд дополнительной заработной платы р.</text:p>
          </table:table-cell>
          <table:table-cell table:style-name="ce34" office:value-type="float" office:value="1515114" calcext:value-type="float" table:number-columns-spanned="3" table:number-rows-spanned="1">
            <text:p>1 515 114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Годовой объем товарной продукции, р.</text:p>
          </table:table-cell>
          <table:table-cell table:style-name="ce39" office:value-type="float" office:value="122087570" calcext:value-type="float" table:number-columns-spanned="3" table:number-rows-spanned="1">
            <text:p>122 087 570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table:style-name="ce27" office:value-type="string" calcext:value-type="string">
            <text:p><text:span text:style-name="T1">расчитанной по производственной себестоимости</text:span>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Полная себестоимость р/год[Сп]</text:p>
          </table:table-cell>
          <table:table-cell table:style-name="ce39" table:formula="of:=[.C25]+[.C14]+[.C20]+[#REF!]+[#REF!]+[.C49]" office:value-type="string" office:string-value="" calcext:value-type="error" table:number-columns-spanned="3" table:number-rows-spanned="1">
            <text:p>#ЗНАЧ!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ибыль[R]</text:p>
          </table:table-cell>
          <table:table-cell table:style-name="ce14" table:number-columns-repeated="3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тавка на изделие р/год</text:p>
          </table:table-cell>
          <table:table-cell table:style-name="ce14" table:formula="of:=[.C46]*[.C3]" office:value-type="float" office:value="0" calcext:value-type="float">
            <text:p>0,00</text:p>
          </table:table-cell>
          <table:table-cell table:style-name="ce14" table:formula="of:=[.D46]*[.D3]" office:value-type="float" office:value="0" calcext:value-type="float">
            <text:p>0,00</text:p>
          </table:table-cell>
          <table:table-cell table:style-name="ce14" table:formula="of:=[.E46]*[.E3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умма ставок р/год</text:p>
          </table:table-cell>
          <table:table-cell table:style-name="ce34" table:formula="of:=[.C52]+[.D52]+[.E52]" office:value-type="float" office:value="0" calcext:value-type="float" table:number-columns-spanned="3" table:number-rows-spanned="1">
            <text:p>0,00</text:p>
          </table:table-cell>
          <table:covered-table-cell table:number-columns-repeated="2" table:style-name="ce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Фонд ЗП основных рабочих р./год</text:p>
          </table:table-cell>
          <table:table-cell table:style-name="ce14" table:formula="of:=[.C11]*[.C10]*[.C3]" office:value-type="float" office:value="1259280" calcext:value-type="float">
            <text:p>1 259 280,00</text:p>
          </table:table-cell>
          <table:table-cell table:style-name="ce14" table:formula="of:=[.D11]*[.D10]*[.D3]" office:value-type="float" office:value="2845611" calcext:value-type="float">
            <text:p>2 845 611,00</text:p>
          </table:table-cell>
          <table:table-cell table:style-name="ce14" table:formula="of:=[.E11]*[.E10]*[.E3]" office:value-type="float" office:value="8451807" calcext:value-type="float">
            <text:p>8 451 807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Фонд ЗП основных рабочих общий р./год</text:p>
          </table:table-cell>
          <table:table-cell table:style-name="ce38" table:formula="of:=[.C54]+[.D54]+[.E54]" office:value-type="float" office:value="12556698" calcext:value-type="float" table:number-columns-spanned="3" table:number-rows-spanned="1">
            <text:p>12 556 698,00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4" table:formula="of:=[.C40]-[.C55]" office:value-type="float" office:value="69255" calcext:value-type="float">
            <text:p>69 255,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Себестоимость по изделиям[Спi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Прибыль [Пi] = Спi * R % / 100 %</text:p>
          </table:table-cell>
          <table:table-cell table:formula="of:=[.C57]*[.$H$10]" office:value-type="float" office:value="0.4" calcext:value-type="float">
            <text:p>0,4</text:p>
          </table:table-cell>
          <table:table-cell table:formula="of:=[.D57]*[.$H$10]" office:value-type="float" office:value="0.6" calcext:value-type="float">
            <text:p>0,6</text:p>
          </table:table-cell>
          <table:table-cell table:formula="of:=[.E57]*[.$H$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ТС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9" loext:min-decimal-places="9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.00.0000</text:date>, <text:time style:data-style-name="N2" text:time-value="17:13:17.77802934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4:49:52.525173890</meta:creation-date>
    <dc:date>2020-05-10T18:44:49.707226665</dc:date>
    <meta:editing-duration>PT4H2M53S</meta:editing-duration>
    <meta:editing-cycles>4</meta:editing-cycles>
    <meta:generator>LibreOffice/6.0.7.3$Linux_X86_64 LibreOffice_project/00m0$Build-3</meta:generator>
    <meta:document-statistic meta:table-count="1" meta:cell-count="202" meta:object-count="0"/>
  </office:meta>
</office:document-meta>
</file>